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Planilha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beta"</text:p>
          </table:table-cell>
          <table:table-cell table:style-name="Default" office:value-type="string" calcext:value-type="string">
            <text:p>chi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Xi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Upsilon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,1</text:p>
          </table:table-cell>
          <table:table-cell table:style-name="Default" office:value-type="float" office:value="15000" calcext:value-type="float">
            <text:p>15000</text:p>
          </table:table-cell>
          <table:table-cell table:style-name="ce1" office:value-type="float" office:value="0.000572738" calcext:value-type="float">
            <text:p>5,73E-004</text:p>
          </table:table-cell>
          <table:table-cell table:style-name="ce1" office:value-type="float" office:value="0.0010211" calcext:value-type="float">
            <text:p>1,02E-003</text:p>
          </table:table-cell>
          <table:table-cell table:style-name="ce1" office:value-type="float" office:value="0.0010027" calcext:value-type="float">
            <text:p>1,00E-003</text:p>
          </table:table-cell>
          <table:table-cell table:style-name="ce1" office:value-type="float" office:value="0.000921288" calcext:value-type="float">
            <text:p>9,21E-004</text:p>
          </table:table-cell>
          <table:table-cell table:style-name="ce1" office:value-type="float" office:value="0.000931399" calcext:value-type="float">
            <text:p>9,31E-004</text:p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,2</text:p>
          </table:table-cell>
          <table:table-cell table:style-name="Default" office:value-type="float" office:value="15000" calcext:value-type="float">
            <text:p>15000</text:p>
          </table:table-cell>
          <table:table-cell table:style-name="ce1" office:value-type="float" office:value="0.000572549" calcext:value-type="float">
            <text:p>5,73E-004</text:p>
          </table:table-cell>
          <table:table-cell table:style-name="ce1" office:value-type="float" office:value="0.00156123" calcext:value-type="float">
            <text:p>1,56E-003</text:p>
          </table:table-cell>
          <table:table-cell table:style-name="ce1" office:value-type="float" office:value="0.00100608" calcext:value-type="float">
            <text:p>1,01E-003</text:p>
          </table:table-cell>
          <table:table-cell table:style-name="ce1" office:value-type="float" office:value="0.000999809" calcext:value-type="float">
            <text:p>1,00E-003</text:p>
          </table:table-cell>
          <table:table-cell table:style-name="ce1" office:value-type="float" office:value="0.000876757" calcext:value-type="float">
            <text:p>8,77E-004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,1</text:p>
          </table:table-cell>
          <table:table-cell table:style-name="Default" office:value-type="float" office:value="30000" calcext:value-type="float">
            <text:p>30000</text:p>
          </table:table-cell>
          <table:table-cell table:style-name="ce1" office:value-type="float" office:value="0.000362734" calcext:value-type="float">
            <text:p>3,63E-004</text:p>
          </table:table-cell>
          <table:table-cell table:style-name="ce1" office:value-type="float" office:value="0.000769637" calcext:value-type="float">
            <text:p>7,70E-004</text:p>
          </table:table-cell>
          <table:table-cell table:style-name="ce1" office:value-type="float" office:value="0.000795189" calcext:value-type="float">
            <text:p>7,95E-004</text:p>
          </table:table-cell>
          <table:table-cell table:style-name="ce1" office:value-type="float" office:value="0.000703225" calcext:value-type="float">
            <text:p>7,03E-004</text:p>
          </table:table-cell>
          <table:table-cell table:style-name="ce1" office:value-type="float" office:value="0.00072016" calcext:value-type="float">
            <text:p>7,20E-004</text:p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,2</text:p>
          </table:table-cell>
          <table:table-cell table:style-name="Default" office:value-type="float" office:value="30000" calcext:value-type="float">
            <text:p>30000</text:p>
          </table:table-cell>
          <table:table-cell table:style-name="ce1" office:value-type="float" office:value="0.000443828" calcext:value-type="float">
            <text:p>4,44E-004</text:p>
          </table:table-cell>
          <table:table-cell table:style-name="ce1" office:value-type="float" office:value="0.000996196" calcext:value-type="float">
            <text:p>9,96E-004</text:p>
          </table:table-cell>
          <table:table-cell table:style-name="ce1" office:value-type="float" office:value="0.000821628" calcext:value-type="float">
            <text:p>8,22E-004</text:p>
          </table:table-cell>
          <table:table-cell table:style-name="ce1" office:value-type="float" office:value="0.00081554" calcext:value-type="float">
            <text:p>8,16E-004</text:p>
          </table:table-cell>
          <table:table-cell table:style-name="ce1" office:value-type="float" office:value="0.00077734" calcext:value-type="float">
            <text:p>7,77E-004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,1</text:p>
          </table:table-cell>
          <table:table-cell table:style-name="Default" office:value-type="float" office:value="60000" calcext:value-type="float">
            <text:p>60000</text:p>
          </table:table-cell>
          <table:table-cell table:style-name="ce1" office:value-type="float" office:value="0.000261211" calcext:value-type="float">
            <text:p>2,61E-004</text:p>
          </table:table-cell>
          <table:table-cell table:style-name="ce1" office:value-type="float" office:value="0.000586783" calcext:value-type="float">
            <text:p>5,87E-004</text:p>
          </table:table-cell>
          <table:table-cell table:style-name="ce1" office:value-type="float" office:value="0.000606642" calcext:value-type="float">
            <text:p>6,07E-004</text:p>
          </table:table-cell>
          <table:table-cell table:style-name="ce1" office:value-type="float" office:value="0.000635853" calcext:value-type="float">
            <text:p>6,36E-004</text:p>
          </table:table-cell>
          <table:table-cell table:style-name="ce1" office:value-type="float" office:value="0.000580936" calcext:value-type="float">
            <text:p>5,81E-004</text:p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,2</text:p>
          </table:table-cell>
          <table:table-cell table:style-name="Default" office:value-type="float" office:value="60000" calcext:value-type="float">
            <text:p>60000</text:p>
          </table:table-cell>
          <table:table-cell table:style-name="ce1" office:value-type="float" office:value="0.000274589" calcext:value-type="float">
            <text:p>2,75E-004</text:p>
          </table:table-cell>
          <table:table-cell table:style-name="ce1" office:value-type="float" office:value="0.000725158" calcext:value-type="float">
            <text:p>7,25E-004</text:p>
          </table:table-cell>
          <table:table-cell table:style-name="ce1" office:value-type="float" office:value="0.000642138" calcext:value-type="float">
            <text:p>6,42E-004</text:p>
          </table:table-cell>
          <table:table-cell table:style-name="ce1" office:value-type="float" office:value="0.000639909" calcext:value-type="float">
            <text:p>6,40E-004</text:p>
          </table:table-cell>
          <table:table-cell table:style-name="ce1" office:value-type="float" office:value="0.00068109" calcext:value-type="float">
            <text:p>6,81E-004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,1</text:p>
          </table:table-cell>
          <table:table-cell table:style-name="Default" office:value-type="float" office:value="100000" calcext:value-type="float">
            <text:p>100000</text:p>
          </table:table-cell>
          <table:table-cell table:style-name="ce1" office:value-type="float" office:value="0.000169738" calcext:value-type="float">
            <text:p>1,70E-004</text:p>
          </table:table-cell>
          <table:table-cell table:style-name="ce1" office:value-type="float" office:value="0.000440143" calcext:value-type="float">
            <text:p>4,40E-004</text:p>
          </table:table-cell>
          <table:table-cell table:style-name="ce1" office:value-type="float" office:value="0.000487852" calcext:value-type="float">
            <text:p>4,88E-004</text:p>
          </table:table-cell>
          <table:table-cell table:style-name="ce1" office:value-type="float" office:value="0.000488137" calcext:value-type="float">
            <text:p>4,88E-004</text:p>
          </table:table-cell>
          <table:table-cell table:style-name="ce1" office:value-type="float" office:value="0.00049983" calcext:value-type="float">
            <text:p>5,00E-004</text:p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,2</text:p>
          </table:table-cell>
          <table:table-cell table:style-name="Default" office:value-type="float" office:value="100000" calcext:value-type="float">
            <text:p>100000</text:p>
          </table:table-cell>
          <table:table-cell table:style-name="ce1" office:value-type="float" office:value="0.000200632" calcext:value-type="float">
            <text:p>2,01E-004</text:p>
          </table:table-cell>
          <table:table-cell table:style-name="ce1" office:value-type="float" office:value="0.000506478" calcext:value-type="float">
            <text:p>5,06E-004</text:p>
          </table:table-cell>
          <table:table-cell table:style-name="ce1" office:value-type="float" office:value="0.000518327" calcext:value-type="float">
            <text:p>5,18E-004</text:p>
          </table:table-cell>
          <table:table-cell table:style-name="ce1" office:value-type="float" office:value="0.000517625" calcext:value-type="float">
            <text:p>5,18E-004</text:p>
          </table:table-cell>
          <table:table-cell table:style-name="ce1" office:value-type="float" office:value="0.000619685" calcext:value-type="float">
            <text:p>6,20E-004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 office:value-type="string" calcext:value-type="string">
            <text:p>15000 – 0,1</text:p>
          </table:table-cell>
          <table:table-cell table:number-columns-repeated="2"/>
          <table:table-cell office:value-type="string" calcext:value-type="string">
            <text:p>Lambda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Xi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Upsilon</text:p>
          </table:table-cell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000572738" calcext:value-type="float">
            <text:p>5,73E-004</text:p>
          </table:table-cell>
          <table:table-cell/>
          <table:table-cell office:value-type="string" calcext:value-type="string">
            <text:p>1º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i</text:p>
          </table:table-cell>
          <table:table-cell office:value-type="float" office:value="0.000921288" calcext:value-type="float">
            <text:p>9,21E-004</text:p>
          </table:table-cell>
          <table:table-cell/>
          <table:table-cell office:value-type="string" calcext:value-type="string">
            <text:p>2º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psilon</text:p>
          </table:table-cell>
          <table:table-cell office:value-type="float" office:value="0.000931399" calcext:value-type="float">
            <text:p>9,31E-004</text:p>
          </table:table-cell>
          <table:table-cell/>
          <table:table-cell office:value-type="string" calcext:value-type="string">
            <text:p>3º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Xi</text:p>
          </table:table-cell>
          <table:table-cell office:value-type="float" office:value="0.0010027" calcext:value-type="float">
            <text:p>1,00E-003</text:p>
          </table:table-cell>
          <table:table-cell/>
          <table:table-cell office:value-type="string" calcext:value-type="string">
            <text:p>4º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mma</text:p>
          </table:table-cell>
          <table:table-cell office:value-type="float" office:value="0.0010211" calcext:value-type="float">
            <text:p>1,02E-003</text:p>
          </table:table-cell>
          <table:table-cell/>
          <table:table-cell office:value-type="string" calcext:value-type="string">
            <text:p>5º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 office:value-type="string" calcext:value-type="string">
            <text:p>15000 – 0,2</text:p>
          </table:table-cell>
          <table:table-cell table:style-name="ce1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000572549" calcext:value-type="float">
            <text:p>5,73E-0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psilon</text:p>
          </table:table-cell>
          <table:table-cell office:value-type="float" office:value="0.000876757" calcext:value-type="float">
            <text:p>8,77E-0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si</text:p>
          </table:table-cell>
          <table:table-cell office:value-type="float" office:value="0.000999809" calcext:value-type="float">
            <text:p>1,00E-0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i</text:p>
          </table:table-cell>
          <table:table-cell office:value-type="float" office:value="0.00100608" calcext:value-type="float">
            <text:p>1,01E-00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Gamma</text:p>
          </table:table-cell>
          <table:table-cell office:value-type="float" office:value="0.00156123" calcext:value-type="float">
            <text:p>1,56E-003</text:p>
          </table:table-cell>
          <table:table-cell table:number-columns-repeated="7"/>
        </table:table-row>
        <table:table-row table:style-name="ro2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 office:value-type="string" calcext:value-type="string">
            <text:p>30000 – 0,1</text:p>
          </table:table-cell>
          <table:table-cell table:style-name="ce1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000362734" calcext:value-type="float">
            <text:p>3,63E-0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si</text:p>
          </table:table-cell>
          <table:table-cell office:value-type="float" office:value="0.000703225" calcext:value-type="float">
            <text:p>7,03E-0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psilon</text:p>
          </table:table-cell>
          <table:table-cell office:value-type="float" office:value="0.00072016" calcext:value-type="float">
            <text:p>7,20E-004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Gamma</text:p>
          </table:table-cell>
          <table:table-cell office:value-type="float" office:value="0.000769637" calcext:value-type="float">
            <text:p>7,70E-0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i</text:p>
          </table:table-cell>
          <table:table-cell office:value-type="float" office:value="0.000795189" calcext:value-type="float">
            <text:p>7,95E-004</text:p>
          </table:table-cell>
          <table:table-cell table:number-columns-repeated="7"/>
        </table:table-row>
        <table:table-row table:style-name="ro2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 office:value-type="string" calcext:value-type="string">
            <text:p>30000 – 0,2</text:p>
          </table:table-cell>
          <table:table-cell table:style-name="ce1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000443828" calcext:value-type="float">
            <text:p>4,44E-0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psilon</text:p>
          </table:table-cell>
          <table:table-cell office:value-type="float" office:value="0.00077734" calcext:value-type="float">
            <text:p>7,77E-0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si</text:p>
          </table:table-cell>
          <table:table-cell office:value-type="float" office:value="0.00081554" calcext:value-type="float">
            <text:p>8,16E-0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i</text:p>
          </table:table-cell>
          <table:table-cell office:value-type="float" office:value="0.000821628" calcext:value-type="float">
            <text:p>8,22E-004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Gamma</text:p>
          </table:table-cell>
          <table:table-cell office:value-type="float" office:value="0.000996196" calcext:value-type="float">
            <text:p>9,96E-004</text:p>
          </table:table-cell>
          <table:table-cell table:number-columns-repeated="7"/>
        </table:table-row>
        <table:table-row table:style-name="ro2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 office:value-type="string" calcext:value-type="string">
            <text:p>60000 – 0,1</text:p>
          </table:table-cell>
          <table:table-cell table:style-name="ce1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000261211" calcext:value-type="float">
            <text:p>2,61E-0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psilon</text:p>
          </table:table-cell>
          <table:table-cell office:value-type="float" office:value="0.000580936" calcext:value-type="float">
            <text:p>5,81E-004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Gamma</text:p>
          </table:table-cell>
          <table:table-cell office:value-type="float" office:value="0.000586783" calcext:value-type="float">
            <text:p>5,87E-0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i</text:p>
          </table:table-cell>
          <table:table-cell office:value-type="float" office:value="0.000606642" calcext:value-type="float">
            <text:p>6,07E-0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si</text:p>
          </table:table-cell>
          <table:table-cell office:value-type="float" office:value="0.000635853" calcext:value-type="float">
            <text:p>6,36E-004</text:p>
          </table:table-cell>
          <table:table-cell table:number-columns-repeated="7"/>
        </table:table-row>
        <table:table-row table:style-name="ro2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 office:value-type="string" calcext:value-type="string">
            <text:p>60000 – 0,2</text:p>
          </table:table-cell>
          <table:table-cell table:style-name="ce1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000274589" calcext:value-type="float">
            <text:p>2,75E-0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si</text:p>
          </table:table-cell>
          <table:table-cell office:value-type="float" office:value="0.000639909" calcext:value-type="float">
            <text:p>6,40E-0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i</text:p>
          </table:table-cell>
          <table:table-cell office:value-type="float" office:value="0.000642138" calcext:value-type="float">
            <text:p>6,42E-0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psilon</text:p>
          </table:table-cell>
          <table:table-cell office:value-type="float" office:value="0.00068109" calcext:value-type="float">
            <text:p>6,81E-004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Gamma</text:p>
          </table:table-cell>
          <table:table-cell office:value-type="float" office:value="0.000725158" calcext:value-type="float">
            <text:p>7,25E-004</text:p>
          </table:table-cell>
          <table:table-cell table:number-columns-repeated="7"/>
        </table:table-row>
        <table:table-row table:style-name="ro2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 office:value-type="string" calcext:value-type="string">
            <text:p>100000 – 0,1</text:p>
          </table:table-cell>
          <table:table-cell table:style-name="ce1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000169738" calcext:value-type="float">
            <text:p>1,70E-004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Gamma</text:p>
          </table:table-cell>
          <table:table-cell office:value-type="float" office:value="0.000440143" calcext:value-type="float">
            <text:p>4,40E-0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i</text:p>
          </table:table-cell>
          <table:table-cell office:value-type="float" office:value="0.000487852" calcext:value-type="float">
            <text:p>4,88E-0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si</text:p>
          </table:table-cell>
          <table:table-cell office:value-type="float" office:value="0.000488137" calcext:value-type="float">
            <text:p>4,88E-0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psilon</text:p>
          </table:table-cell>
          <table:table-cell office:value-type="float" office:value="0.00049983" calcext:value-type="float">
            <text:p>5,00E-004</text:p>
          </table:table-cell>
          <table:table-cell table:number-columns-repeated="7"/>
        </table:table-row>
        <table:table-row table:style-name="ro2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 office:value-type="string" calcext:value-type="string">
            <text:p>100000 – 0,2</text:p>
          </table:table-cell>
          <table:table-cell table:style-name="ce1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000200632" calcext:value-type="float">
            <text:p>2,01E-004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Gamma</text:p>
          </table:table-cell>
          <table:table-cell office:value-type="float" office:value="0.000506478" calcext:value-type="float">
            <text:p>5,06E-0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si</text:p>
          </table:table-cell>
          <table:table-cell office:value-type="float" office:value="0.000517625" calcext:value-type="float">
            <text:p>5,18E-0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i</text:p>
          </table:table-cell>
          <table:table-cell office:value-type="float" office:value="0.000518327" calcext:value-type="float">
            <text:p>5,18E-0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psilon</text:p>
          </table:table-cell>
          <table:table-cell office:value-type="float" office:value="0.000619685" calcext:value-type="float">
            <text:p>6,20E-004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Planilha1.A61:Planilha1.B65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2">00/00/0000</text:date>, <text:time style:data-style-name="N2" text:time-value="0000-00-00T15:23:20.75034686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2T09:26:52.886551073</meta:creation-date>
    <dc:date>2014-02-02T15:29:16.580011300</dc:date>
    <meta:editing-duration>PT2M10S</meta:editing-duration>
    <meta:editing-cycles>5</meta:editing-cycles>
    <meta:generator>LibreOffice/4.1.4.2$Linux_X86_64 LibreOffice_project/410m0$Build-2</meta:generator>
    <meta:document-statistic meta:table-count="1" meta:cell-count="173" meta:object-count="0"/>
  </office:meta>
</office:document-meta>
</file>